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85384" calcext:value-type="float">
            <text:p>183.2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61584" calcext:value-type="float">
            <text:p>183.3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9148" calcext:value-type="float">
            <text:p>183.2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3192" calcext:value-type="float">
            <text:p>183.2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97576" calcext:value-type="float">
            <text:p>183.2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73776" calcext:value-type="float">
            <text:p>183.3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68264" calcext:value-type="float">
            <text:p>183.4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19496" calcext:value-type="float">
            <text:p>183.4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31688" calcext:value-type="float">
            <text:p>183.4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17032" calcext:value-type="float">
            <text:p>183.5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38368" calcext:value-type="float">
            <text:p>183.5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29224" calcext:value-type="float">
            <text:p>183.5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8104" calcext:value-type="float">
            <text:p>183.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2676" calcext:value-type="float">
            <text:p>183.6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35904" calcext:value-type="float">
            <text:p>183.6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08472" calcext:value-type="float">
            <text:p>183.6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65216" calcext:value-type="float">
            <text:p>183.4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49976" calcext:value-type="float">
            <text:p>183.4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53024" calcext:value-type="float">
            <text:p>183.4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89016" calcext:value-type="float">
            <text:p>183.3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2196" calcext:value-type="float">
            <text:p>183.3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61584" calcext:value-type="float">
            <text:p>183.3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44464" calcext:value-type="float">
            <text:p>183.5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08472" calcext:value-type="float">
            <text:p>183.6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41416" calcext:value-type="float">
            <text:p>183.5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3532" calcext:value-type="float">
            <text:p>183.5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10936" calcext:value-type="float">
            <text:p>183.5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41416" calcext:value-type="float">
            <text:p>183.5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77992" calcext:value-type="float">
            <text:p>183.5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38952" calcext:value-type="float">
            <text:p>183.6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93816" calcext:value-type="float">
            <text:p>183.6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182" calcext:value-type="float">
            <text:p>183.7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24296" calcext:value-type="float">
            <text:p>183.7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4868" calcext:value-type="float">
            <text:p>183.7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81624" calcext:value-type="float">
            <text:p>183.6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26176" calcext:value-type="float">
            <text:p>183.5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76824" calcext:value-type="float">
            <text:p>183.3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3052" calcext:value-type="float">
            <text:p>183.2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6956" calcext:value-type="float">
            <text:p>183.1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36032" calcext:value-type="float">
            <text:p>183.1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66512" calcext:value-type="float">
            <text:p>183.1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848" calcext:value-type="float">
            <text:p>183.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42128" calcext:value-type="float">
            <text:p>183.1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61" calcext:value-type="float">
            <text:p>183.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3052" calcext:value-type="float">
            <text:p>183.2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06136" calcext:value-type="float">
            <text:p>183.2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57368" calcext:value-type="float">
            <text:p>183.1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5432" calcext:value-type="float">
            <text:p>183.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6956" calcext:value-type="float">
            <text:p>183.1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18328" calcext:value-type="float">
            <text:p>183.2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42128" calcext:value-type="float">
            <text:p>183.1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75072" calcext:value-type="float">
            <text:p>183.0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53736" calcext:value-type="float">
            <text:p>183.0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75072" calcext:value-type="float">
            <text:p>183.0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14696" calcext:value-type="float">
            <text:p>183.1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45176" calcext:value-type="float">
            <text:p>183.1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3908" calcext:value-type="float">
            <text:p>183.1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02504" calcext:value-type="float">
            <text:p>183.1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90312" calcext:value-type="float">
            <text:p>183.0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99456" calcext:value-type="float">
            <text:p>183.0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11648" calcext:value-type="float">
            <text:p>183.1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99456" calcext:value-type="float">
            <text:p>183.0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81168" calcext:value-type="float">
            <text:p>183.0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72024" calcext:value-type="float">
            <text:p>183.0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9336" calcext:value-type="float">
            <text:p>183.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96408" calcext:value-type="float">
            <text:p>183.0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50688" calcext:value-type="float">
            <text:p>183.0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68976" calcext:value-type="float">
            <text:p>183.0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11648" calcext:value-type="float">
            <text:p>183.1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11648" calcext:value-type="float">
            <text:p>183.1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75072" calcext:value-type="float">
            <text:p>183.0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50688" calcext:value-type="float">
            <text:p>183.0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53736" calcext:value-type="float">
            <text:p>183.0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56784" calcext:value-type="float">
            <text:p>183.0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324" calcext:value-type="float">
            <text:p>183.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1716" calcext:value-type="float">
            <text:p>183.0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29352" calcext:value-type="float">
            <text:p>183.0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50688" calcext:value-type="float">
            <text:p>183.0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1716" calcext:value-type="float">
            <text:p>183.0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80584" calcext:value-type="float">
            <text:p>182.9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2296" calcext:value-type="float">
            <text:p>182.9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2296" calcext:value-type="float">
            <text:p>182.9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5344" calcext:value-type="float">
            <text:p>182.9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572" calcext:value-type="float">
            <text:p>182.9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34864" calcext:value-type="float">
            <text:p>182.9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5344" calcext:value-type="float">
            <text:p>182.9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26304" calcext:value-type="float">
            <text:p>183.0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14112" calcext:value-type="float">
            <text:p>183.0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77536" calcext:value-type="float">
            <text:p>182.9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2296" calcext:value-type="float">
            <text:p>182.9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0104" calcext:value-type="float">
            <text:p>182.9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3152" calcext:value-type="float">
            <text:p>182.9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2296" calcext:value-type="float">
            <text:p>182.9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62" calcext:value-type="float">
            <text:p>182.9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47056" calcext:value-type="float">
            <text:p>182.9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6096" calcext:value-type="float">
            <text:p>182.8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9144" calcext:value-type="float">
            <text:p>182.8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1336" calcext:value-type="float">
            <text:p>182.9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1336" calcext:value-type="float">
            <text:p>182.9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9144" calcext:value-type="float">
            <text:p>182.8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98288" calcext:value-type="float">
            <text:p>182.8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4384" calcext:value-type="float">
            <text:p>182.9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9144" calcext:value-type="float">
            <text:p>182.8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73904" calcext:value-type="float">
            <text:p>182.8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3048" calcext:value-type="float">
            <text:p>182.8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3428" calcext:value-type="float">
            <text:p>182.8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25136" calcext:value-type="float">
            <text:p>182.8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0376" calcext:value-type="float">
            <text:p>182.8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09896" calcext:value-type="float">
            <text:p>182.8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25136" calcext:value-type="float">
            <text:p>182.8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09896" calcext:value-type="float">
            <text:p>182.8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00752" calcext:value-type="float">
            <text:p>182.8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09896" calcext:value-type="float">
            <text:p>182.8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94656" calcext:value-type="float">
            <text:p>182.7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51984" calcext:value-type="float">
            <text:p>182.7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4284" calcext:value-type="float">
            <text:p>182.7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55032" calcext:value-type="float">
            <text:p>182.7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7332" calcext:value-type="float">
            <text:p>182.7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91608" calcext:value-type="float">
            <text:p>182.7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55032" calcext:value-type="float">
            <text:p>182.7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48936" calcext:value-type="float">
            <text:p>182.7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7332" calcext:value-type="float">
            <text:p>182.7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64176" calcext:value-type="float">
            <text:p>182.7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15408" calcext:value-type="float">
            <text:p>182.7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94072" calcext:value-type="float">
            <text:p>182.6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15408" calcext:value-type="float">
            <text:p>182.7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5808" calcext:value-type="float">
            <text:p>182.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45888" calcext:value-type="float">
            <text:p>182.7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18456" calcext:value-type="float">
            <text:p>182.7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18456" calcext:value-type="float">
            <text:p>182.7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21504" calcext:value-type="float">
            <text:p>182.7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21504" calcext:value-type="float">
            <text:p>182.7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09312" calcext:value-type="float">
            <text:p>182.7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91024" calcext:value-type="float">
            <text:p>182.6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94072" calcext:value-type="float">
            <text:p>182.6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9712" calcext:value-type="float">
            <text:p>182.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9712" calcext:value-type="float">
            <text:p>182.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63592" calcext:value-type="float">
            <text:p>182.6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514" calcext:value-type="float">
            <text:p>182.6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91024" calcext:value-type="float">
            <text:p>182.6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1236" calcext:value-type="float">
            <text:p>182.7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21504" calcext:value-type="float">
            <text:p>182.7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09312" calcext:value-type="float">
            <text:p>182.7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9712" calcext:value-type="float">
            <text:p>182.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8188" calcext:value-type="float">
            <text:p>182.6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1236" calcext:value-type="float">
            <text:p>182.7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24552" calcext:value-type="float">
            <text:p>182.7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276" calcext:value-type="float">
            <text:p>182.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30648" calcext:value-type="float">
            <text:p>182.7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36744" calcext:value-type="float">
            <text:p>182.7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21504" calcext:value-type="float">
            <text:p>182.7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00168" calcext:value-type="float">
            <text:p>182.7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09312" calcext:value-type="float">
            <text:p>182.7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15408" calcext:value-type="float">
            <text:p>182.7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9712" calcext:value-type="float">
            <text:p>182.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91024" calcext:value-type="float">
            <text:p>182.6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87976" calcext:value-type="float">
            <text:p>182.6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69688" calcext:value-type="float">
            <text:p>182.6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6664" calcext:value-type="float">
            <text:p>182.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84928" calcext:value-type="float">
            <text:p>182.6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09312" calcext:value-type="float">
            <text:p>182.7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21504" calcext:value-type="float">
            <text:p>182.7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1236" calcext:value-type="float">
            <text:p>182.7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03216" calcext:value-type="float">
            <text:p>182.7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24552" calcext:value-type="float">
            <text:p>182.7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48936" calcext:value-type="float">
            <text:p>182.7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15408" calcext:value-type="float">
            <text:p>182.7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94072" calcext:value-type="float">
            <text:p>182.6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15408" calcext:value-type="float">
            <text:p>182.7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33696" calcext:value-type="float">
            <text:p>182.7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33696" calcext:value-type="float">
            <text:p>182.7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276" calcext:value-type="float">
            <text:p>182.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36744" calcext:value-type="float">
            <text:p>182.7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7332" calcext:value-type="float">
            <text:p>182.7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94656" calcext:value-type="float">
            <text:p>182.7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12944" calcext:value-type="float">
            <text:p>182.8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09896" calcext:value-type="float">
            <text:p>182.8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91608" calcext:value-type="float">
            <text:p>182.7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06848" calcext:value-type="float">
            <text:p>182.8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0376" calcext:value-type="float">
            <text:p>182.8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7808" calcext:value-type="float">
            <text:p>182.8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1712" calcext:value-type="float">
            <text:p>182.8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12944" calcext:value-type="float">
            <text:p>182.8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97704" calcext:value-type="float">
            <text:p>182.7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15992" calcext:value-type="float">
            <text:p>182.8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12944" calcext:value-type="float">
            <text:p>182.8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3428" calcext:value-type="float">
            <text:p>182.8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73904" calcext:value-type="float">
            <text:p>182.8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6576" calcext:value-type="float">
            <text:p>182.9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4096" calcext:value-type="float">
            <text:p>182.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8768" calcext:value-type="float">
            <text:p>182.9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9624" calcext:value-type="float">
            <text:p>182.9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572" calcext:value-type="float">
            <text:p>182.9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4096" calcext:value-type="float">
            <text:p>182.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14112" calcext:value-type="float">
            <text:p>183.0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98872" calcext:value-type="float">
            <text:p>182.9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74488" calcext:value-type="float">
            <text:p>182.9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8668" calcext:value-type="float">
            <text:p>182.9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1716" calcext:value-type="float">
            <text:p>183.0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68976" calcext:value-type="float">
            <text:p>183.0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26304" calcext:value-type="float">
            <text:p>183.0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0104" calcext:value-type="float">
            <text:p>182.9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2672" calcext:value-type="float">
            <text:p>182.9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2672" calcext:value-type="float">
            <text:p>182.9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34864" calcext:value-type="float">
            <text:p>182.9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47056" calcext:value-type="float">
            <text:p>182.9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77536" calcext:value-type="float">
            <text:p>182.9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29352" calcext:value-type="float">
            <text:p>183.0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11064" calcext:value-type="float">
            <text:p>183.0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95824" calcext:value-type="float">
            <text:p>182.9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77536" calcext:value-type="float">
            <text:p>182.9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08016" calcext:value-type="float">
            <text:p>183.0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26304" calcext:value-type="float">
            <text:p>183.0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56784" calcext:value-type="float">
            <text:p>183.0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35448" calcext:value-type="float">
            <text:p>183.0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56784" calcext:value-type="float">
            <text:p>183.0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44592" calcext:value-type="float">
            <text:p>183.0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53736" calcext:value-type="float">
            <text:p>183.0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53736" calcext:value-type="float">
            <text:p>183.0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7812" calcext:value-type="float">
            <text:p>183.0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17744" calcext:value-type="float">
            <text:p>183.1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29936" calcext:value-type="float">
            <text:p>183.1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05552" calcext:value-type="float">
            <text:p>183.1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29936" calcext:value-type="float">
            <text:p>183.1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36032" calcext:value-type="float">
            <text:p>183.1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93944" calcext:value-type="float">
            <text:p>183.1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87848" calcext:value-type="float">
            <text:p>183.1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11648" calcext:value-type="float">
            <text:p>183.1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53736" calcext:value-type="float">
            <text:p>183.0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32984" calcext:value-type="float">
            <text:p>183.1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81752" calcext:value-type="float">
            <text:p>183.1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11648" calcext:value-type="float">
            <text:p>183.1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81168" calcext:value-type="float">
            <text:p>183.0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2384" calcext:value-type="float">
            <text:p>183.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66512" calcext:value-type="float">
            <text:p>183.1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2384" calcext:value-type="float">
            <text:p>183.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3908" calcext:value-type="float">
            <text:p>183.1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45176" calcext:value-type="float">
            <text:p>183.1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78704" calcext:value-type="float">
            <text:p>183.1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624" calcext:value-type="float">
            <text:p>183.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88432" calcext:value-type="float">
            <text:p>183.2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43296" calcext:value-type="float">
            <text:p>183.3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624" calcext:value-type="float">
            <text:p>183.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39664" calcext:value-type="float">
            <text:p>183.2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88432" calcext:value-type="float">
            <text:p>183.2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3672" calcext:value-type="float">
            <text:p>183.3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54904" calcext:value-type="float">
            <text:p>183.2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18328" calcext:value-type="float">
            <text:p>183.2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96992" calcext:value-type="float">
            <text:p>183.1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48808" calcext:value-type="float">
            <text:p>183.2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4576" calcext:value-type="float">
            <text:p>183.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3672" calcext:value-type="float">
            <text:p>183.3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67096" calcext:value-type="float">
            <text:p>183.2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27472" calcext:value-type="float">
            <text:p>183.2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60416" calcext:value-type="float">
            <text:p>183.1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03088" calcext:value-type="float">
            <text:p>183.2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3672" calcext:value-type="float">
            <text:p>183.3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21376" calcext:value-type="float">
            <text:p>183.2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39664" calcext:value-type="float">
            <text:p>183.2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95112" calcext:value-type="float">
            <text:p>183.3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46928" calcext:value-type="float">
            <text:p>183.4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6768" calcext:value-type="float">
            <text:p>183.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70728" calcext:value-type="float">
            <text:p>183.3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31104" calcext:value-type="float">
            <text:p>183.3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64048" calcext:value-type="float">
            <text:p>183.2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3192" calcext:value-type="float">
            <text:p>183.2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25008" calcext:value-type="float">
            <text:p>183.3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07304" calcext:value-type="float">
            <text:p>183.4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12816" calcext:value-type="float">
            <text:p>183.3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15864" calcext:value-type="float">
            <text:p>183.3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19496" calcext:value-type="float">
            <text:p>183.4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95112" calcext:value-type="float">
            <text:p>183.3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5244" calcext:value-type="float">
            <text:p>183.3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61584" calcext:value-type="float">
            <text:p>183.3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28056" calcext:value-type="float">
            <text:p>183.3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3672" calcext:value-type="float">
            <text:p>183.3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31688" calcext:value-type="float">
            <text:p>183.4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04256" calcext:value-type="float">
            <text:p>183.4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6768" calcext:value-type="float">
            <text:p>183.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34152" calcext:value-type="float">
            <text:p>183.3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61" calcext:value-type="float">
            <text:p>183.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24424" calcext:value-type="float">
            <text:p>183.2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1528" calcext:value-type="float">
            <text:p>183.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54904" calcext:value-type="float">
            <text:p>183.2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46344" calcext:value-type="float">
            <text:p>183.3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6768" calcext:value-type="float">
            <text:p>183.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5244" calcext:value-type="float">
            <text:p>183.3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62168" calcext:value-type="float">
            <text:p>183.4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5244" calcext:value-type="float">
            <text:p>183.3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28056" calcext:value-type="float">
            <text:p>183.3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77408" calcext:value-type="float">
            <text:p>183.4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98744" calcext:value-type="float">
            <text:p>183.4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40832" calcext:value-type="float">
            <text:p>183.4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68264" calcext:value-type="float">
            <text:p>183.4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658" calcext:value-type="float">
            <text:p>183.5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32272" calcext:value-type="float">
            <text:p>183.5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658" calcext:value-type="float">
            <text:p>183.5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26176" calcext:value-type="float">
            <text:p>183.5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2008" calcext:value-type="float">
            <text:p>183.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59704" calcext:value-type="float">
            <text:p>183.5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5056" calcext:value-type="float">
            <text:p>183.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95696" calcext:value-type="float">
            <text:p>183.4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2008" calcext:value-type="float">
            <text:p>183.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23712" calcext:value-type="float">
            <text:p>183.6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08472" calcext:value-type="float">
            <text:p>183.6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71896" calcext:value-type="float">
            <text:p>183.5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2008" calcext:value-type="float">
            <text:p>183.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56656" calcext:value-type="float">
            <text:p>183.5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74944" calcext:value-type="float">
            <text:p>183.5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0484" calcext:value-type="float">
            <text:p>183.5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896" calcext:value-type="float">
            <text:p>183.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07888" calcext:value-type="float">
            <text:p>183.5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25592" calcext:value-type="float">
            <text:p>183.4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80456" calcext:value-type="float">
            <text:p>183.4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10936" calcext:value-type="float">
            <text:p>183.5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1152" calcext:value-type="float">
            <text:p>183.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84672" calcext:value-type="float">
            <text:p>183.6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658" calcext:value-type="float">
            <text:p>183.5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56656" calcext:value-type="float">
            <text:p>183.5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74944" calcext:value-type="float">
            <text:p>183.5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99328" calcext:value-type="float">
            <text:p>183.5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06008" calcext:value-type="float">
            <text:p>183.7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21248" calcext:value-type="float">
            <text:p>183.7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09056" calcext:value-type="float">
            <text:p>183.7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06008" calcext:value-type="float">
            <text:p>183.7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02376" calcext:value-type="float">
            <text:p>183.6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38952" calcext:value-type="float">
            <text:p>183.6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69432" calcext:value-type="float">
            <text:p>183.6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39536" calcext:value-type="float">
            <text:p>183.7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7916" calcext:value-type="float">
            <text:p>183.7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09056" calcext:value-type="float">
            <text:p>183.7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4868" calcext:value-type="float">
            <text:p>183.7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30392" calcext:value-type="float">
            <text:p>183.7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2488" calcext:value-type="float">
            <text:p>183.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6204" calcext:value-type="float">
            <text:p>183.9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8584" calcext:value-type="float">
            <text:p>183.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55944" calcext:value-type="float">
            <text:p>183.9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7728" calcext:value-type="float">
            <text:p>183.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7728" calcext:value-type="float">
            <text:p>183.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52896" calcext:value-type="float">
            <text:p>183.9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58992" calcext:value-type="float">
            <text:p>183.9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68" calcext:value-type="float">
            <text:p>183.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94984" calcext:value-type="float">
            <text:p>183.8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61456" calcext:value-type="float">
            <text:p>183.8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52312" calcext:value-type="float">
            <text:p>183.8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88888" calcext:value-type="float">
            <text:p>183.8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88888" calcext:value-type="float">
            <text:p>183.8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6204" calcext:value-type="float">
            <text:p>183.9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83376" calcext:value-type="float">
            <text:p>183.9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95568" calcext:value-type="float">
            <text:p>183.9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80328" calcext:value-type="float">
            <text:p>183.9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74232" calcext:value-type="float">
            <text:p>183.9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9848" calcext:value-type="float">
            <text:p>183.9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0704" calcext:value-type="float">
            <text:p>183.9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95568" calcext:value-type="float">
            <text:p>183.9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11392" calcext:value-type="float">
            <text:p>184.1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19952" calcext:value-type="float">
            <text:p>184.0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68136" calcext:value-type="float">
            <text:p>183.9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3156" calcext:value-type="float">
            <text:p>183.9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65088" calcext:value-type="float">
            <text:p>183.9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16904" calcext:value-type="float">
            <text:p>184.0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25464" calcext:value-type="float">
            <text:p>183.9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6204" calcext:value-type="float">
            <text:p>183.9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0776" calcext:value-type="float">
            <text:p>184.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04712" calcext:value-type="float">
            <text:p>184.0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80328" calcext:value-type="float">
            <text:p>183.9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50432" calcext:value-type="float">
            <text:p>184.0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66256" calcext:value-type="float">
            <text:p>184.1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23" calcext:value-type="float">
            <text:p>184.0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3824" calcext:value-type="float">
            <text:p>184.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51016" calcext:value-type="float">
            <text:p>184.1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90056" calcext:value-type="float">
            <text:p>184.0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47384" calcext:value-type="float">
            <text:p>184.0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23" calcext:value-type="float">
            <text:p>184.0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13856" calcext:value-type="float">
            <text:p>184.0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20536" calcext:value-type="float">
            <text:p>184.1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0264" calcext:value-type="float">
            <text:p>184.2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47968" calcext:value-type="float">
            <text:p>184.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20536" calcext:value-type="float">
            <text:p>184.1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62624" calcext:value-type="float">
            <text:p>184.0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44336" calcext:value-type="float">
            <text:p>184.0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96152" calcext:value-type="float">
            <text:p>184.0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87008" calcext:value-type="float">
            <text:p>184.0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80912" calcext:value-type="float">
            <text:p>184.0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992" calcext:value-type="float">
            <text:p>184.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8396" calcext:value-type="float">
            <text:p>184.0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90056" calcext:value-type="float">
            <text:p>184.0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65672" calcext:value-type="float">
            <text:p>184.0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90056" calcext:value-type="float">
            <text:p>184.0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11392" calcext:value-type="float">
            <text:p>184.1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54064" calcext:value-type="float">
            <text:p>184.1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6016" calcext:value-type="float">
            <text:p>184.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77864" calcext:value-type="float">
            <text:p>184.0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5348" calcext:value-type="float">
            <text:p>184.0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65672" calcext:value-type="float">
            <text:p>184.0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1444" calcext:value-type="float">
            <text:p>184.1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02248" calcext:value-type="float">
            <text:p>184.1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6872" calcext:value-type="float">
            <text:p>184.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23" calcext:value-type="float">
            <text:p>184.0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19952" calcext:value-type="float">
            <text:p>184.0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41288" calcext:value-type="float">
            <text:p>184.0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59576" calcext:value-type="float">
            <text:p>184.0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21248" calcext:value-type="float">
            <text:p>183.7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12104" calcext:value-type="float">
            <text:p>183.7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66384" calcext:value-type="float">
            <text:p>183.6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05424" calcext:value-type="float">
            <text:p>183.6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02376" calcext:value-type="float">
            <text:p>183.6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29808" calcext:value-type="float">
            <text:p>183.6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02376" calcext:value-type="float">
            <text:p>183.6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8104" calcext:value-type="float">
            <text:p>183.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81624" calcext:value-type="float">
            <text:p>183.6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69432" calcext:value-type="float">
            <text:p>183.6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06008" calcext:value-type="float">
            <text:p>183.7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66384" calcext:value-type="float">
            <text:p>183.6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48096" calcext:value-type="float">
            <text:p>183.6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5724" calcext:value-type="float">
            <text:p>183.6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48096" calcext:value-type="float">
            <text:p>183.6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51144" calcext:value-type="float">
            <text:p>183.6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2676" calcext:value-type="float">
            <text:p>183.6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14568" calcext:value-type="float">
            <text:p>183.6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99328" calcext:value-type="float">
            <text:p>183.5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9628" calcext:value-type="float">
            <text:p>183.5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38952" calcext:value-type="float">
            <text:p>183.6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87136" calcext:value-type="float">
            <text:p>183.5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84088" calcext:value-type="float">
            <text:p>183.5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17616" calcext:value-type="float">
            <text:p>183.6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08472" calcext:value-type="float">
            <text:p>183.6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23712" calcext:value-type="float">
            <text:p>183.6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38952" calcext:value-type="float">
            <text:p>183.6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99328" calcext:value-type="float">
            <text:p>183.5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99328" calcext:value-type="float">
            <text:p>183.5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99328" calcext:value-type="float">
            <text:p>183.5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77992" calcext:value-type="float">
            <text:p>183.5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35904" calcext:value-type="float">
            <text:p>183.6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2676" calcext:value-type="float">
            <text:p>183.6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17616" calcext:value-type="float">
            <text:p>183.6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99328" calcext:value-type="float">
            <text:p>183.5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93232" calcext:value-type="float">
            <text:p>183.5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658" calcext:value-type="float">
            <text:p>183.5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658" calcext:value-type="float">
            <text:p>183.5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8104" calcext:value-type="float">
            <text:p>183.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93232" calcext:value-type="float">
            <text:p>183.5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8104" calcext:value-type="float">
            <text:p>183.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8104" calcext:value-type="float">
            <text:p>183.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47512" calcext:value-type="float">
            <text:p>183.5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98744" calcext:value-type="float">
            <text:p>183.4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49976" calcext:value-type="float">
            <text:p>183.4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37784" calcext:value-type="float">
            <text:p>183.4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34736" calcext:value-type="float">
            <text:p>183.4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46928" calcext:value-type="float">
            <text:p>183.4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19496" calcext:value-type="float">
            <text:p>183.4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134" calcext:value-type="float">
            <text:p>183.4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37784" calcext:value-type="float">
            <text:p>183.4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49976" calcext:value-type="float">
            <text:p>183.4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5912" calcext:value-type="float">
            <text:p>183.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40832" calcext:value-type="float">
            <text:p>183.4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40832" calcext:value-type="float">
            <text:p>183.4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25592" calcext:value-type="float">
            <text:p>183.4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04256" calcext:value-type="float">
            <text:p>183.4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95112" calcext:value-type="float">
            <text:p>183.3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89016" calcext:value-type="float">
            <text:p>183.3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73776" calcext:value-type="float">
            <text:p>183.3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6768" calcext:value-type="float">
            <text:p>183.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89016" calcext:value-type="float">
            <text:p>183.3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85968" calcext:value-type="float">
            <text:p>183.3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61584" calcext:value-type="float">
            <text:p>183.3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58536" calcext:value-type="float">
            <text:p>183.3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61584" calcext:value-type="float">
            <text:p>183.3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58536" calcext:value-type="float">
            <text:p>183.3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64632" calcext:value-type="float">
            <text:p>183.3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6768" calcext:value-type="float">
            <text:p>183.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6768" calcext:value-type="float">
            <text:p>183.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46344" calcext:value-type="float">
            <text:p>183.3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43296" calcext:value-type="float">
            <text:p>183.3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34152" calcext:value-type="float">
            <text:p>183.3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672" calcext:value-type="float">
            <text:p>183.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82336" calcext:value-type="float">
            <text:p>183.2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3672" calcext:value-type="float">
            <text:p>183.3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61584" calcext:value-type="float">
            <text:p>183.3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31104" calcext:value-type="float">
            <text:p>183.3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82336" calcext:value-type="float">
            <text:p>183.2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9288" calcext:value-type="float">
            <text:p>183.2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0624" calcext:value-type="float">
            <text:p>183.3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624" calcext:value-type="float">
            <text:p>183.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57952" calcext:value-type="float">
            <text:p>183.2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0144" calcext:value-type="float">
            <text:p>183.2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0624" calcext:value-type="float">
            <text:p>183.3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97576" calcext:value-type="float">
            <text:p>183.2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88432" calcext:value-type="float">
            <text:p>183.2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85384" calcext:value-type="float">
            <text:p>183.2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624" calcext:value-type="float">
            <text:p>183.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48808" calcext:value-type="float">
            <text:p>183.2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18328" calcext:value-type="float">
            <text:p>183.2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1528" calcext:value-type="float">
            <text:p>183.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39664" calcext:value-type="float">
            <text:p>183.2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67096" calcext:value-type="float">
            <text:p>183.2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9288" calcext:value-type="float">
            <text:p>183.2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9288" calcext:value-type="float">
            <text:p>183.2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82336" calcext:value-type="float">
            <text:p>183.2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94528" calcext:value-type="float">
            <text:p>183.2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0624" calcext:value-type="float">
            <text:p>183.3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372" calcext:value-type="float">
            <text:p>183.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0624" calcext:value-type="float">
            <text:p>183.3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0144" calcext:value-type="float">
            <text:p>183.2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64048" calcext:value-type="float">
            <text:p>183.2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624" calcext:value-type="float">
            <text:p>183.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97576" calcext:value-type="float">
            <text:p>183.2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3672" calcext:value-type="float">
            <text:p>183.3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18912" calcext:value-type="float">
            <text:p>183.3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46344" calcext:value-type="float">
            <text:p>183.3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58536" calcext:value-type="float">
            <text:p>183.3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31104" calcext:value-type="float">
            <text:p>183.3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43296" calcext:value-type="float">
            <text:p>183.3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92064" calcext:value-type="float">
            <text:p>183.3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9816" calcext:value-type="float">
            <text:p>183.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04256" calcext:value-type="float">
            <text:p>183.4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6768" calcext:value-type="float">
            <text:p>183.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6768" calcext:value-type="float">
            <text:p>183.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85968" calcext:value-type="float">
            <text:p>183.3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71312" calcext:value-type="float">
            <text:p>183.4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62168" calcext:value-type="float">
            <text:p>183.4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56072" calcext:value-type="float">
            <text:p>183.4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34736" calcext:value-type="float">
            <text:p>183.4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31688" calcext:value-type="float">
            <text:p>183.4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2864" calcext:value-type="float">
            <text:p>183.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134" calcext:value-type="float">
            <text:p>183.4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01208" calcext:value-type="float">
            <text:p>183.4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22544" calcext:value-type="float">
            <text:p>183.4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40832" calcext:value-type="float">
            <text:p>183.4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13984" calcext:value-type="float">
            <text:p>183.5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5056" calcext:value-type="float">
            <text:p>183.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47512" calcext:value-type="float">
            <text:p>183.5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32272" calcext:value-type="float">
            <text:p>183.5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32272" calcext:value-type="float">
            <text:p>183.5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38368" calcext:value-type="float">
            <text:p>183.5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44464" calcext:value-type="float">
            <text:p>183.5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59704" calcext:value-type="float">
            <text:p>183.5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84088" calcext:value-type="float">
            <text:p>183.5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1152" calcext:value-type="float">
            <text:p>183.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99328" calcext:value-type="float">
            <text:p>183.5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05424" calcext:value-type="float">
            <text:p>183.6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29808" calcext:value-type="float">
            <text:p>183.6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66384" calcext:value-type="float">
            <text:p>183.6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39536" calcext:value-type="float">
            <text:p>183.7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96864" calcext:value-type="float">
            <text:p>183.6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8772" calcext:value-type="float">
            <text:p>183.6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78576" calcext:value-type="float">
            <text:p>183.6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75528" calcext:value-type="float">
            <text:p>183.6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15152" calcext:value-type="float">
            <text:p>183.7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0296" calcext:value-type="float">
            <text:p>183.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84672" calcext:value-type="float">
            <text:p>183.6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88304" calcext:value-type="float">
            <text:p>183.7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64504" calcext:value-type="float">
            <text:p>183.8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61456" calcext:value-type="float">
            <text:p>183.8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76696" calcext:value-type="float">
            <text:p>183.8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10224" calcext:value-type="float">
            <text:p>183.9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19368" calcext:value-type="float">
            <text:p>183.9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52896" calcext:value-type="float">
            <text:p>183.9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9848" calcext:value-type="float">
            <text:p>183.9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3156" calcext:value-type="float">
            <text:p>183.9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65088" calcext:value-type="float">
            <text:p>183.9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01664" calcext:value-type="float">
            <text:p>184.0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98616" calcext:value-type="float">
            <text:p>183.9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35192" calcext:value-type="float">
            <text:p>184.0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41288" calcext:value-type="float">
            <text:p>184.0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71768" calcext:value-type="float">
            <text:p>184.0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56528" calcext:value-type="float">
            <text:p>184.0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19952" calcext:value-type="float">
            <text:p>184.0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41288" calcext:value-type="float">
            <text:p>184.0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87008" calcext:value-type="float">
            <text:p>184.0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84544" calcext:value-type="float">
            <text:p>184.1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84544" calcext:value-type="float">
            <text:p>184.1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66256" calcext:value-type="float">
            <text:p>184.1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35776" calcext:value-type="float">
            <text:p>184.1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81496" calcext:value-type="float">
            <text:p>184.1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9784" calcext:value-type="float">
            <text:p>184.1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7696" calcext:value-type="float">
            <text:p>184.2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7696" calcext:value-type="float">
            <text:p>184.2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4648" calcext:value-type="float">
            <text:p>184.2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87592" calcext:value-type="float">
            <text:p>184.1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02832" calcext:value-type="float">
            <text:p>184.2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27216" calcext:value-type="float">
            <text:p>184.2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3312" calcext:value-type="float">
            <text:p>184.2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0744" calcext:value-type="float">
            <text:p>184.2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4648" calcext:value-type="float">
            <text:p>184.2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9408" calcext:value-type="float">
            <text:p>184.2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11976" calcext:value-type="float">
            <text:p>184.2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15024" calcext:value-type="float">
            <text:p>184.2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0264" calcext:value-type="float">
            <text:p>184.2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208" calcext:value-type="float">
            <text:p>184.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9512" calcext:value-type="float">
            <text:p>184.3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4272" calcext:value-type="float">
            <text:p>184.2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3416" calcext:value-type="float">
            <text:p>184.3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6464" calcext:value-type="float">
            <text:p>184.3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0368" calcext:value-type="float">
            <text:p>184.3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0368" calcext:value-type="float">
            <text:p>184.3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1256" calcext:value-type="float">
            <text:p>184.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24752" calcext:value-type="float">
            <text:p>184.3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7352" calcext:value-type="float">
            <text:p>184.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5828" calcext:value-type="float">
            <text:p>184.3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49136" calcext:value-type="float">
            <text:p>184.3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9992" calcext:value-type="float">
            <text:p>184.3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9512" calcext:value-type="float">
            <text:p>184.3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24752" calcext:value-type="float">
            <text:p>184.3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5828" calcext:value-type="float">
            <text:p>184.3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00952" calcext:value-type="float">
            <text:p>184.4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04" calcext:value-type="float">
            <text:p>184.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52184" calcext:value-type="float">
            <text:p>184.3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8876" calcext:value-type="float">
            <text:p>184.3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94856" calcext:value-type="float">
            <text:p>184.3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91808" calcext:value-type="float">
            <text:p>184.3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55232" calcext:value-type="float">
            <text:p>184.3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55232" calcext:value-type="float">
            <text:p>184.3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04" calcext:value-type="float">
            <text:p>184.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13144" calcext:value-type="float">
            <text:p>184.4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10096" calcext:value-type="float">
            <text:p>184.4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6496" calcext:value-type="float">
            <text:p>184.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6496" calcext:value-type="float">
            <text:p>184.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3448" calcext:value-type="float">
            <text:p>184.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04" calcext:value-type="float">
            <text:p>184.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97904" calcext:value-type="float">
            <text:p>184.3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22288" calcext:value-type="float">
            <text:p>184.4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802" calcext:value-type="float">
            <text:p>184.4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16776" calcext:value-type="float">
            <text:p>184.5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13728" calcext:value-type="float">
            <text:p>184.5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35064" calcext:value-type="float">
            <text:p>184.5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32016" calcext:value-type="float">
            <text:p>184.5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28968" calcext:value-type="float">
            <text:p>184.5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1068" calcext:value-type="float">
            <text:p>184.5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92392" calcext:value-type="float">
            <text:p>184.4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55816" calcext:value-type="float">
            <text:p>184.4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52768" calcext:value-type="float">
            <text:p>184.4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80784" calcext:value-type="float">
            <text:p>184.5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50304" calcext:value-type="float">
            <text:p>184.5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35064" calcext:value-type="float">
            <text:p>184.5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01536" calcext:value-type="float">
            <text:p>184.5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2592" calcext:value-type="float">
            <text:p>184.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7164" calcext:value-type="float">
            <text:p>184.5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28968" calcext:value-type="float">
            <text:p>184.5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13728" calcext:value-type="float">
            <text:p>184.5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19824" calcext:value-type="float">
            <text:p>184.5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92392" calcext:value-type="float">
            <text:p>184.4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98488" calcext:value-type="float">
            <text:p>184.4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44208" calcext:value-type="float">
            <text:p>184.5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38112" calcext:value-type="float">
            <text:p>184.5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35064" calcext:value-type="float">
            <text:p>184.5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32016" calcext:value-type="float">
            <text:p>184.5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50304" calcext:value-type="float">
            <text:p>184.5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83832" calcext:value-type="float">
            <text:p>184.5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89928" calcext:value-type="float">
            <text:p>184.5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0212" calcext:value-type="float">
            <text:p>184.6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99072" calcext:value-type="float">
            <text:p>184.5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83832" calcext:value-type="float">
            <text:p>184.5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68592" calcext:value-type="float">
            <text:p>184.5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8688" calcext:value-type="float">
            <text:p>184.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38696" calcext:value-type="float">
            <text:p>184.6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53936" calcext:value-type="float">
            <text:p>184.6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326" calcext:value-type="float">
            <text:p>184.6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96024" calcext:value-type="float">
            <text:p>184.5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77736" calcext:value-type="float">
            <text:p>184.5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8688" calcext:value-type="float">
            <text:p>184.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68592" calcext:value-type="float">
            <text:p>184.5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59448" calcext:value-type="float">
            <text:p>184.5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74688" calcext:value-type="float">
            <text:p>184.5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1736" calcext:value-type="float">
            <text:p>184.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26504" calcext:value-type="float">
            <text:p>184.6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35648" calcext:value-type="float">
            <text:p>184.6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44792" calcext:value-type="float">
            <text:p>184.6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35648" calcext:value-type="float">
            <text:p>184.6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04" calcext:value-type="float">
            <text:p>184.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77736" calcext:value-type="float">
            <text:p>184.5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92976" calcext:value-type="float">
            <text:p>184.5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69176" calcext:value-type="float">
            <text:p>184.6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14312" calcext:value-type="float">
            <text:p>184.6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99072" calcext:value-type="float">
            <text:p>184.5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20408" calcext:value-type="float">
            <text:p>184.6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41744" calcext:value-type="float">
            <text:p>184.6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69176" calcext:value-type="float">
            <text:p>184.6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5752" calcext:value-type="float">
            <text:p>184.7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51472" calcext:value-type="float">
            <text:p>184.7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42328" calcext:value-type="float">
            <text:p>184.7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42328" calcext:value-type="float">
            <text:p>184.7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75856" calcext:value-type="float">
            <text:p>184.7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88" calcext:value-type="float">
            <text:p>184.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3928" calcext:value-type="float">
            <text:p>184.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45376" calcext:value-type="float">
            <text:p>184.7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17944" calcext:value-type="float">
            <text:p>184.7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17944" calcext:value-type="float">
            <text:p>184.7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14896" calcext:value-type="float">
            <text:p>184.7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88" calcext:value-type="float">
            <text:p>184.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45376" calcext:value-type="float">
            <text:p>184.7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42328" calcext:value-type="float">
            <text:p>184.7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36232" calcext:value-type="float">
            <text:p>184.7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45376" calcext:value-type="float">
            <text:p>184.7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66712" calcext:value-type="float">
            <text:p>184.7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6976" calcext:value-type="float">
            <text:p>184.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72808" calcext:value-type="float">
            <text:p>184.7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1548" calcext:value-type="float">
            <text:p>184.8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94144" calcext:value-type="float">
            <text:p>184.7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91096" calcext:value-type="float">
            <text:p>184.7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97192" calcext:value-type="float">
            <text:p>184.7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03288" calcext:value-type="float">
            <text:p>184.8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97192" calcext:value-type="float">
            <text:p>184.7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0024" calcext:value-type="float">
            <text:p>184.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27672" calcext:value-type="float">
            <text:p>184.8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09384" calcext:value-type="float">
            <text:p>184.8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1548" calcext:value-type="float">
            <text:p>184.8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00824" calcext:value-type="float">
            <text:p>184.9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13016" calcext:value-type="float">
            <text:p>184.9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55104" calcext:value-type="float">
            <text:p>184.8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24624" calcext:value-type="float">
            <text:p>184.8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36816" calcext:value-type="float">
            <text:p>184.8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612" calcext:value-type="float">
            <text:p>184.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82536" calcext:value-type="float">
            <text:p>184.8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94728" calcext:value-type="float">
            <text:p>184.8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97776" calcext:value-type="float">
            <text:p>184.8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16064" calcext:value-type="float">
            <text:p>184.9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55104" calcext:value-type="float">
            <text:p>184.8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27672" calcext:value-type="float">
            <text:p>184.8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24624" calcext:value-type="float">
            <text:p>184.8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58152" calcext:value-type="float">
            <text:p>184.8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73392" calcext:value-type="float">
            <text:p>184.8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7644" calcext:value-type="float">
            <text:p>184.8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94728" calcext:value-type="float">
            <text:p>184.8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612" calcext:value-type="float">
            <text:p>184.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7644" calcext:value-type="float">
            <text:p>184.8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19112" calcext:value-type="float">
            <text:p>184.9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16064" calcext:value-type="float">
            <text:p>184.9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94728" calcext:value-type="float">
            <text:p>184.8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03872" calcext:value-type="float">
            <text:p>184.9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88632" calcext:value-type="float">
            <text:p>184.8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70344" calcext:value-type="float">
            <text:p>184.8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55104" calcext:value-type="float">
            <text:p>184.8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4596" calcext:value-type="float">
            <text:p>184.8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49008" calcext:value-type="float">
            <text:p>184.8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64248" calcext:value-type="float">
            <text:p>184.8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70344" calcext:value-type="float">
            <text:p>184.8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97776" calcext:value-type="float">
            <text:p>184.8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25208" calcext:value-type="float">
            <text:p>184.9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03872" calcext:value-type="float">
            <text:p>184.9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88632" calcext:value-type="float">
            <text:p>184.8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612" calcext:value-type="float">
            <text:p>184.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42912" calcext:value-type="float">
            <text:p>184.8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27672" calcext:value-type="float">
            <text:p>184.8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97192" calcext:value-type="float">
            <text:p>184.7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60616" calcext:value-type="float">
            <text:p>184.7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60616" calcext:value-type="float">
            <text:p>184.7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60616" calcext:value-type="float">
            <text:p>184.7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97192" calcext:value-type="float">
            <text:p>184.7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03288" calcext:value-type="float">
            <text:p>184.8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18528" calcext:value-type="float">
            <text:p>184.8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21576" calcext:value-type="float">
            <text:p>184.8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1548" calcext:value-type="float">
            <text:p>184.8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24624" calcext:value-type="float">
            <text:p>184.8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24624" calcext:value-type="float">
            <text:p>184.8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24624" calcext:value-type="float">
            <text:p>184.8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1548" calcext:value-type="float">
            <text:p>184.8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03288" calcext:value-type="float">
            <text:p>184.8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85" calcext:value-type="float">
            <text:p>184.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75856" calcext:value-type="float">
            <text:p>184.7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33184" calcext:value-type="float">
            <text:p>184.7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9656" calcext:value-type="float">
            <text:p>184.6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11848" calcext:value-type="float">
            <text:p>184.7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27088" calcext:value-type="float">
            <text:p>184.7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63664" calcext:value-type="float">
            <text:p>184.7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97192" calcext:value-type="float">
            <text:p>184.7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75856" calcext:value-type="float">
            <text:p>184.7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5452" calcext:value-type="float">
            <text:p>184.7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27088" calcext:value-type="float">
            <text:p>184.7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75272" calcext:value-type="float">
            <text:p>184.6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53936" calcext:value-type="float">
            <text:p>184.6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72224" calcext:value-type="float">
            <text:p>184.6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84416" calcext:value-type="float">
            <text:p>184.6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11848" calcext:value-type="float">
            <text:p>184.7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5752" calcext:value-type="float">
            <text:p>184.7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7832" calcext:value-type="float">
            <text:p>184.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66128" calcext:value-type="float">
            <text:p>184.6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6308" calcext:value-type="float">
            <text:p>184.6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66128" calcext:value-type="float">
            <text:p>184.6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56984" calcext:value-type="float">
            <text:p>184.6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44792" calcext:value-type="float">
            <text:p>184.6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29552" calcext:value-type="float">
            <text:p>184.6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35648" calcext:value-type="float">
            <text:p>184.6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4784" calcext:value-type="float">
            <text:p>184.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29552" calcext:value-type="float">
            <text:p>184.6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11264" calcext:value-type="float">
            <text:p>184.6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89928" calcext:value-type="float">
            <text:p>184.5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92976" calcext:value-type="float">
            <text:p>184.5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68592" calcext:value-type="float">
            <text:p>184.5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32016" calcext:value-type="float">
            <text:p>184.5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13728" calcext:value-type="float">
            <text:p>184.5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04584" calcext:value-type="float">
            <text:p>184.5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98488" calcext:value-type="float">
            <text:p>184.4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01536" calcext:value-type="float">
            <text:p>184.5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74104" calcext:value-type="float">
            <text:p>184.4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61912" calcext:value-type="float">
            <text:p>184.4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22288" calcext:value-type="float">
            <text:p>184.4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16192" calcext:value-type="float">
            <text:p>184.4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07048" calcext:value-type="float">
            <text:p>184.4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94856" calcext:value-type="float">
            <text:p>184.3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79616" calcext:value-type="float">
            <text:p>184.3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55232" calcext:value-type="float">
            <text:p>184.3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9992" calcext:value-type="float">
            <text:p>184.3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21704" calcext:value-type="float">
            <text:p>184.3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1224" calcext:value-type="float">
            <text:p>184.2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7696" calcext:value-type="float">
            <text:p>184.2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0744" calcext:value-type="float">
            <text:p>184.2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3792" calcext:value-type="float">
            <text:p>184.2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48552" calcext:value-type="float">
            <text:p>184.2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636" calcext:value-type="float">
            <text:p>184.2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636" calcext:value-type="float">
            <text:p>184.2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3312" calcext:value-type="float">
            <text:p>184.2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15024" calcext:value-type="float">
            <text:p>184.2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0588" calcext:value-type="float">
            <text:p>184.2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064" calcext:value-type="float">
            <text:p>184.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72352" calcext:value-type="float">
            <text:p>184.1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63208" calcext:value-type="float">
            <text:p>184.1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47968" calcext:value-type="float">
            <text:p>184.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38824" calcext:value-type="float">
            <text:p>184.1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35776" calcext:value-type="float">
            <text:p>184.1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32728" calcext:value-type="float">
            <text:p>184.1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26632" calcext:value-type="float">
            <text:p>184.1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90056" calcext:value-type="float">
            <text:p>184.0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71768" calcext:value-type="float">
            <text:p>184.0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93104" calcext:value-type="float">
            <text:p>184.0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992" calcext:value-type="float">
            <text:p>184.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96152" calcext:value-type="float">
            <text:p>184.0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08344" calcext:value-type="float">
            <text:p>184.1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05296" calcext:value-type="float">
            <text:p>184.1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90056" calcext:value-type="float">
            <text:p>184.0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6872" calcext:value-type="float">
            <text:p>184.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5348" calcext:value-type="float">
            <text:p>184.0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47384" calcext:value-type="float">
            <text:p>184.0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44336" calcext:value-type="float">
            <text:p>184.0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44336" calcext:value-type="float">
            <text:p>184.0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19952" calcext:value-type="float">
            <text:p>184.0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0776" calcext:value-type="float">
            <text:p>184.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98616" calcext:value-type="float">
            <text:p>183.9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98616" calcext:value-type="float">
            <text:p>183.9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89472" calcext:value-type="float">
            <text:p>183.9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86424" calcext:value-type="float">
            <text:p>183.9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9252" calcext:value-type="float">
            <text:p>183.9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9252" calcext:value-type="float">
            <text:p>183.9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83376" calcext:value-type="float">
            <text:p>183.9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80328" calcext:value-type="float">
            <text:p>183.9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80328" calcext:value-type="float">
            <text:p>183.9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80328" calcext:value-type="float">
            <text:p>183.9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83376" calcext:value-type="float">
            <text:p>183.9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98616" calcext:value-type="float">
            <text:p>183.9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62624" calcext:value-type="float">
            <text:p>184.0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74816" calcext:value-type="float">
            <text:p>184.0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77864" calcext:value-type="float">
            <text:p>184.0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77864" calcext:value-type="float">
            <text:p>184.0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74816" calcext:value-type="float">
            <text:p>184.0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87008" calcext:value-type="float">
            <text:p>184.0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96152" calcext:value-type="float">
            <text:p>184.0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02248" calcext:value-type="float">
            <text:p>184.1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96152" calcext:value-type="float">
            <text:p>184.0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87008" calcext:value-type="float">
            <text:p>184.0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8396" calcext:value-type="float">
            <text:p>184.0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87008" calcext:value-type="float">
            <text:p>184.0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8396" calcext:value-type="float">
            <text:p>184.0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6872" calcext:value-type="float">
            <text:p>184.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6872" calcext:value-type="float">
            <text:p>184.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71768" calcext:value-type="float">
            <text:p>184.0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6872" calcext:value-type="float">
            <text:p>184.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74816" calcext:value-type="float">
            <text:p>184.0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8396" calcext:value-type="float">
            <text:p>184.0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80912" calcext:value-type="float">
            <text:p>184.0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87008" calcext:value-type="float">
            <text:p>184.0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96152" calcext:value-type="float">
            <text:p>184.0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05296" calcext:value-type="float">
            <text:p>184.1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11392" calcext:value-type="float">
            <text:p>184.1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11392" calcext:value-type="float">
            <text:p>184.1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08344" calcext:value-type="float">
            <text:p>184.1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90056" calcext:value-type="float">
            <text:p>184.0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96152" calcext:value-type="float">
            <text:p>184.0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08344" calcext:value-type="float">
            <text:p>184.1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17488" calcext:value-type="float">
            <text:p>184.1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26632" calcext:value-type="float">
            <text:p>184.1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2968" calcext:value-type="float">
            <text:p>184.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38824" calcext:value-type="float">
            <text:p>184.1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20536" calcext:value-type="float">
            <text:p>184.1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2968" calcext:value-type="float">
            <text:p>184.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54064" calcext:value-type="float">
            <text:p>184.1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57112" calcext:value-type="float">
            <text:p>184.1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47968" calcext:value-type="float">
            <text:p>184.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47968" calcext:value-type="float">
            <text:p>184.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6016" calcext:value-type="float">
            <text:p>184.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72352" calcext:value-type="float">
            <text:p>184.1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69304" calcext:value-type="float">
            <text:p>184.1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66256" calcext:value-type="float">
            <text:p>184.1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54064" calcext:value-type="float">
            <text:p>184.1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6016" calcext:value-type="float">
            <text:p>184.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63208" calcext:value-type="float">
            <text:p>184.1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754" calcext:value-type="float">
            <text:p>184.1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3688" calcext:value-type="float">
            <text:p>184.1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84544" calcext:value-type="float">
            <text:p>184.1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3688" calcext:value-type="float">
            <text:p>184.1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6736" calcext:value-type="float">
            <text:p>184.1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9784" calcext:value-type="float">
            <text:p>184.1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9784" calcext:value-type="float">
            <text:p>184.1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6736" calcext:value-type="float">
            <text:p>184.1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3688" calcext:value-type="float">
            <text:p>184.1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6736" calcext:value-type="float">
            <text:p>184.1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08928" calcext:value-type="float">
            <text:p>184.2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11976" calcext:value-type="float">
            <text:p>184.2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15024" calcext:value-type="float">
            <text:p>184.2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11976" calcext:value-type="float">
            <text:p>184.2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6736" calcext:value-type="float">
            <text:p>184.1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02832" calcext:value-type="float">
            <text:p>184.2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24168" calcext:value-type="float">
            <text:p>184.2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45504" calcext:value-type="float">
            <text:p>184.2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48552" calcext:value-type="float">
            <text:p>184.2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3312" calcext:value-type="float">
            <text:p>184.2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2112" calcext:value-type="float">
            <text:p>184.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9408" calcext:value-type="float">
            <text:p>184.2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0744" calcext:value-type="float">
            <text:p>184.2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9032" calcext:value-type="float">
            <text:p>184.2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1224" calcext:value-type="float">
            <text:p>184.2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5128" calcext:value-type="float">
            <text:p>184.2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1224" calcext:value-type="float">
            <text:p>184.2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0368" calcext:value-type="float">
            <text:p>184.3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5128" calcext:value-type="float">
            <text:p>184.2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4272" calcext:value-type="float">
            <text:p>184.2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9992" calcext:value-type="float">
            <text:p>184.3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0848" calcext:value-type="float">
            <text:p>184.3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15608" calcext:value-type="float">
            <text:p>184.3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24752" calcext:value-type="float">
            <text:p>184.3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24752" calcext:value-type="float">
            <text:p>184.3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0848" calcext:value-type="float">
            <text:p>184.3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18656" calcext:value-type="float">
            <text:p>184.3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6944" calcext:value-type="float">
            <text:p>184.3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6944" calcext:value-type="float">
            <text:p>184.3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4304" calcext:value-type="float">
            <text:p>184.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0848" calcext:value-type="float">
            <text:p>184.3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0368" calcext:value-type="float">
            <text:p>184.3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3416" calcext:value-type="float">
            <text:p>184.3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18656" calcext:value-type="float">
            <text:p>184.3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6944" calcext:value-type="float">
            <text:p>184.3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55232" calcext:value-type="float">
            <text:p>184.3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70472" calcext:value-type="float">
            <text:p>184.3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64376" calcext:value-type="float">
            <text:p>184.3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21704" calcext:value-type="float">
            <text:p>184.3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3416" calcext:value-type="float">
            <text:p>184.3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49136" calcext:value-type="float">
            <text:p>184.3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8876" calcext:value-type="float">
            <text:p>184.3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61328" calcext:value-type="float">
            <text:p>184.3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21704" calcext:value-type="float">
            <text:p>184.3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3416" calcext:value-type="float">
            <text:p>184.3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9512" calcext:value-type="float">
            <text:p>184.3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15608" calcext:value-type="float">
            <text:p>184.3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15608" calcext:value-type="float">
            <text:p>184.3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3416" calcext:value-type="float">
            <text:p>184.3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1256" calcext:value-type="float">
            <text:p>184.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9992" calcext:value-type="float">
            <text:p>184.3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28384" calcext:value-type="float">
            <text:p>184.4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04" calcext:value-type="float">
            <text:p>184.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5828" calcext:value-type="float">
            <text:p>184.3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3896" calcext:value-type="float">
            <text:p>184.3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82664" calcext:value-type="float">
            <text:p>184.3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8876" calcext:value-type="float">
            <text:p>184.3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65544" calcext:value-type="float">
            <text:p>184.5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59448" calcext:value-type="float">
            <text:p>184.5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0212" calcext:value-type="float">
            <text:p>184.6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29552" calcext:value-type="float">
            <text:p>184.6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35648" calcext:value-type="float">
            <text:p>184.6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56984" calcext:value-type="float">
            <text:p>184.6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29552" calcext:value-type="float">
            <text:p>184.6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23456" calcext:value-type="float">
            <text:p>184.6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14312" calcext:value-type="float">
            <text:p>184.6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59448" calcext:value-type="float">
            <text:p>184.5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2592" calcext:value-type="float">
            <text:p>184.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65544" calcext:value-type="float">
            <text:p>184.5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8688" calcext:value-type="float">
            <text:p>184.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38696" calcext:value-type="float">
            <text:p>184.6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89928" calcext:value-type="float">
            <text:p>184.5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80784" calcext:value-type="float">
            <text:p>184.5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8688" calcext:value-type="float">
            <text:p>184.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1736" calcext:value-type="float">
            <text:p>184.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53936" calcext:value-type="float">
            <text:p>184.6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96024" calcext:value-type="float">
            <text:p>184.5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14312" calcext:value-type="float">
            <text:p>184.6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14312" calcext:value-type="float">
            <text:p>184.6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326" calcext:value-type="float">
            <text:p>184.6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35648" calcext:value-type="float">
            <text:p>184.6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26504" calcext:value-type="float">
            <text:p>184.6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44792" calcext:value-type="float">
            <text:p>184.6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75272" calcext:value-type="float">
            <text:p>184.6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6608" calcext:value-type="float">
            <text:p>184.6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81368" calcext:value-type="float">
            <text:p>184.6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6308" calcext:value-type="float">
            <text:p>184.6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56984" calcext:value-type="float">
            <text:p>184.6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05168" calcext:value-type="float">
            <text:p>184.6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74688" calcext:value-type="float">
            <text:p>184.5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80784" calcext:value-type="float">
            <text:p>184.5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99072" calcext:value-type="float">
            <text:p>184.5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7832" calcext:value-type="float">
            <text:p>184.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56984" calcext:value-type="float">
            <text:p>184.6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1736" calcext:value-type="float">
            <text:p>184.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83832" calcext:value-type="float">
            <text:p>184.5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35064" calcext:value-type="float">
            <text:p>184.5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35064" calcext:value-type="float">
            <text:p>184.5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8688" calcext:value-type="float">
            <text:p>184.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44792" calcext:value-type="float">
            <text:p>184.6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69176" calcext:value-type="float">
            <text:p>184.6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0212" calcext:value-type="float">
            <text:p>184.6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65544" calcext:value-type="float">
            <text:p>184.5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44208" calcext:value-type="float">
            <text:p>184.5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38112" calcext:value-type="float">
            <text:p>184.5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77736" calcext:value-type="float">
            <text:p>184.5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8688" calcext:value-type="float">
            <text:p>184.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89928" calcext:value-type="float">
            <text:p>184.5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99072" calcext:value-type="float">
            <text:p>184.5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62496" calcext:value-type="float">
            <text:p>184.5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2592" calcext:value-type="float">
            <text:p>184.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98488" calcext:value-type="float">
            <text:p>184.4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32016" calcext:value-type="float">
            <text:p>184.5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38112" calcext:value-type="float">
            <text:p>184.5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4116" calcext:value-type="float">
            <text:p>184.5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74688" calcext:value-type="float">
            <text:p>184.5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7164" calcext:value-type="float">
            <text:p>184.5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35064" calcext:value-type="float">
            <text:p>184.5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19824" calcext:value-type="float">
            <text:p>184.5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44208" calcext:value-type="float">
            <text:p>184.5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8688" calcext:value-type="float">
            <text:p>184.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44208" calcext:value-type="float">
            <text:p>184.5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80784" calcext:value-type="float">
            <text:p>184.5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74688" calcext:value-type="float">
            <text:p>184.5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44208" calcext:value-type="float">
            <text:p>184.5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65544" calcext:value-type="float">
            <text:p>184.5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20408" calcext:value-type="float">
            <text:p>184.6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11264" calcext:value-type="float">
            <text:p>184.6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08216" calcext:value-type="float">
            <text:p>184.6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65544" calcext:value-type="float">
            <text:p>184.5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1068" calcext:value-type="float">
            <text:p>184.5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83248" calcext:value-type="float">
            <text:p>184.4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98488" calcext:value-type="float">
            <text:p>184.4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74688" calcext:value-type="float">
            <text:p>184.5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47256" calcext:value-type="float">
            <text:p>184.5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98488" calcext:value-type="float">
            <text:p>184.4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89344" calcext:value-type="float">
            <text:p>184.4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92392" calcext:value-type="float">
            <text:p>184.4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92392" calcext:value-type="float">
            <text:p>184.4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74104" calcext:value-type="float">
            <text:p>184.4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1068" calcext:value-type="float">
            <text:p>184.5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38112" calcext:value-type="float">
            <text:p>184.5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4116" calcext:value-type="float">
            <text:p>184.5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28968" calcext:value-type="float">
            <text:p>184.5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1068" calcext:value-type="float">
            <text:p>184.5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98488" calcext:value-type="float">
            <text:p>184.4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07632" calcext:value-type="float">
            <text:p>184.5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89344" calcext:value-type="float">
            <text:p>184.4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22288" calcext:value-type="float">
            <text:p>184.4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22288" calcext:value-type="float">
            <text:p>184.4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8876" calcext:value-type="float">
            <text:p>184.3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5828" calcext:value-type="float">
            <text:p>184.3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6944" calcext:value-type="float">
            <text:p>184.3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85712" calcext:value-type="float">
            <text:p>184.3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16192" calcext:value-type="float">
            <text:p>184.4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04" calcext:value-type="float">
            <text:p>184.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28384" calcext:value-type="float">
            <text:p>184.4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16192" calcext:value-type="float">
            <text:p>184.4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22288" calcext:value-type="float">
            <text:p>184.4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31432" calcext:value-type="float">
            <text:p>184.4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40576" calcext:value-type="float">
            <text:p>184.4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58864" calcext:value-type="float">
            <text:p>184.4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86296" calcext:value-type="float">
            <text:p>184.4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37528" calcext:value-type="float">
            <text:p>184.4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10096" calcext:value-type="float">
            <text:p>184.4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16192" calcext:value-type="float">
            <text:p>184.4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13144" calcext:value-type="float">
            <text:p>184.4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13144" calcext:value-type="float">
            <text:p>184.4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13144" calcext:value-type="float">
            <text:p>184.4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43624" calcext:value-type="float">
            <text:p>184.4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3448" calcext:value-type="float">
            <text:p>184.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61328" calcext:value-type="float">
            <text:p>184.3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5828" calcext:value-type="float">
            <text:p>184.3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85712" calcext:value-type="float">
            <text:p>184.3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46088" calcext:value-type="float">
            <text:p>184.3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9992" calcext:value-type="float">
            <text:p>184.3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04" calcext:value-type="float">
            <text:p>184.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04" calcext:value-type="float">
            <text:p>184.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97904" calcext:value-type="float">
            <text:p>184.3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00952" calcext:value-type="float">
            <text:p>184.4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52184" calcext:value-type="float">
            <text:p>184.3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85712" calcext:value-type="float">
            <text:p>184.3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61328" calcext:value-type="float">
            <text:p>184.3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278" calcext:value-type="float">
            <text:p>184.3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18656" calcext:value-type="float">
            <text:p>184.3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0368" calcext:value-type="float">
            <text:p>184.3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9512" calcext:value-type="float">
            <text:p>184.3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21704" calcext:value-type="float">
            <text:p>184.3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732" calcext:value-type="float">
            <text:p>184.2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8176" calcext:value-type="float">
            <text:p>184.2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0368" calcext:value-type="float">
            <text:p>184.3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6944" calcext:value-type="float">
            <text:p>184.3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9512" calcext:value-type="float">
            <text:p>184.3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3416" calcext:value-type="float">
            <text:p>184.3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6944" calcext:value-type="float">
            <text:p>184.3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55232" calcext:value-type="float">
            <text:p>184.3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1256" calcext:value-type="float">
            <text:p>184.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732" calcext:value-type="float">
            <text:p>184.2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15608" calcext:value-type="float">
            <text:p>184.3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52184" calcext:value-type="float">
            <text:p>184.3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3896" calcext:value-type="float">
            <text:p>184.3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52184" calcext:value-type="float">
            <text:p>184.3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1256" calcext:value-type="float">
            <text:p>184.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8176" calcext:value-type="float">
            <text:p>184.2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8176" calcext:value-type="float">
            <text:p>184.2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732" calcext:value-type="float">
            <text:p>184.2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4272" calcext:value-type="float">
            <text:p>184.2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208" calcext:value-type="float">
            <text:p>184.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5984" calcext:value-type="float">
            <text:p>184.2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732" calcext:value-type="float">
            <text:p>184.2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5984" calcext:value-type="float">
            <text:p>184.2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1224" calcext:value-type="float">
            <text:p>184.2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4304" calcext:value-type="float">
            <text:p>184.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6944" calcext:value-type="float">
            <text:p>184.3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21704" calcext:value-type="float">
            <text:p>184.3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0368" calcext:value-type="float">
            <text:p>184.3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684" calcext:value-type="float">
            <text:p>184.2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15024" calcext:value-type="float">
            <text:p>184.2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2112" calcext:value-type="float">
            <text:p>184.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636" calcext:value-type="float">
            <text:p>184.2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45504" calcext:value-type="float">
            <text:p>184.2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4648" calcext:value-type="float">
            <text:p>184.2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9408" calcext:value-type="float">
            <text:p>184.2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38824" calcext:value-type="float">
            <text:p>184.1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47968" calcext:value-type="float">
            <text:p>184.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51016" calcext:value-type="float">
            <text:p>184.1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54064" calcext:value-type="float">
            <text:p>184.1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32728" calcext:value-type="float">
            <text:p>184.1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20536" calcext:value-type="float">
            <text:p>184.1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1444" calcext:value-type="float">
            <text:p>184.1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20536" calcext:value-type="float">
            <text:p>184.1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02248" calcext:value-type="float">
            <text:p>184.1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6872" calcext:value-type="float">
            <text:p>184.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59576" calcext:value-type="float">
            <text:p>184.0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62624" calcext:value-type="float">
            <text:p>184.0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56528" calcext:value-type="float">
            <text:p>184.0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74816" calcext:value-type="float">
            <text:p>184.0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62624" calcext:value-type="float">
            <text:p>184.0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5348" calcext:value-type="float">
            <text:p>184.0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41288" calcext:value-type="float">
            <text:p>184.0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35192" calcext:value-type="float">
            <text:p>184.0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26048" calcext:value-type="float">
            <text:p>184.0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16904" calcext:value-type="float">
            <text:p>184.0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0776" calcext:value-type="float">
            <text:p>184.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95568" calcext:value-type="float">
            <text:p>183.9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7728" calcext:value-type="float">
            <text:p>183.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52896" calcext:value-type="float">
            <text:p>183.9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52896" calcext:value-type="float">
            <text:p>183.9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3752" calcext:value-type="float">
            <text:p>183.9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13272" calcext:value-type="float">
            <text:p>183.9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94984" calcext:value-type="float">
            <text:p>183.8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19368" calcext:value-type="float">
            <text:p>183.9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28512" calcext:value-type="float">
            <text:p>183.9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94984" calcext:value-type="float">
            <text:p>183.8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706" calcext:value-type="float">
            <text:p>183.8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67552" calcext:value-type="float">
            <text:p>183.8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61456" calcext:value-type="float">
            <text:p>183.8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46216" calcext:value-type="float">
            <text:p>183.8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37072" calcext:value-type="float">
            <text:p>183.8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30976" calcext:value-type="float">
            <text:p>183.8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21832" calcext:value-type="float">
            <text:p>183.8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03544" calcext:value-type="float">
            <text:p>183.8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03544" calcext:value-type="float">
            <text:p>183.8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03544" calcext:value-type="float">
            <text:p>183.8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97448" calcext:value-type="float">
            <text:p>183.7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76112" calcext:value-type="float">
            <text:p>183.7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45632" calcext:value-type="float">
            <text:p>183.7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3344" calcext:value-type="float">
            <text:p>183.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39536" calcext:value-type="float">
            <text:p>183.7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42584" calcext:value-type="float">
            <text:p>183.7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39536" calcext:value-type="float">
            <text:p>183.7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54776" calcext:value-type="float">
            <text:p>183.7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45632" calcext:value-type="float">
            <text:p>183.7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30392" calcext:value-type="float">
            <text:p>183.7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15152" calcext:value-type="float">
            <text:p>183.7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09056" calcext:value-type="float">
            <text:p>183.7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0296" calcext:value-type="float">
            <text:p>183.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81624" calcext:value-type="float">
            <text:p>183.6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7248" calcext:value-type="float">
            <text:p>183.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42" calcext:value-type="float">
            <text:p>183.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32856" calcext:value-type="float">
            <text:p>183.6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14568" calcext:value-type="float">
            <text:p>183.6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05424" calcext:value-type="float">
            <text:p>183.6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99328" calcext:value-type="float">
            <text:p>183.5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87136" calcext:value-type="float">
            <text:p>183.5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74944" calcext:value-type="float">
            <text:p>183.5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74944" calcext:value-type="float">
            <text:p>183.5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71896" calcext:value-type="float">
            <text:p>183.5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658" calcext:value-type="float">
            <text:p>183.5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5056" calcext:value-type="float">
            <text:p>183.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23128" calcext:value-type="float">
            <text:p>183.5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01792" calcext:value-type="float">
            <text:p>183.5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896" calcext:value-type="float">
            <text:p>183.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77408" calcext:value-type="float">
            <text:p>183.4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68264" calcext:value-type="float">
            <text:p>183.4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53024" calcext:value-type="float">
            <text:p>183.4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37784" calcext:value-type="float">
            <text:p>183.4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22544" calcext:value-type="float">
            <text:p>183.4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10352" calcext:value-type="float">
            <text:p>183.4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92064" calcext:value-type="float">
            <text:p>183.3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8292" calcext:value-type="float">
            <text:p>183.3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8292" calcext:value-type="float">
            <text:p>183.3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8292" calcext:value-type="float">
            <text:p>183.3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73776" calcext:value-type="float">
            <text:p>183.3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61584" calcext:value-type="float">
            <text:p>183.3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40248" calcext:value-type="float">
            <text:p>183.3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28056" calcext:value-type="float">
            <text:p>183.3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0624" calcext:value-type="float">
            <text:p>183.3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624" calcext:value-type="float">
            <text:p>183.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9288" calcext:value-type="float">
            <text:p>183.2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624" calcext:value-type="float">
            <text:p>183.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9288" calcext:value-type="float">
            <text:p>183.2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0144" calcext:value-type="float">
            <text:p>183.2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42712" calcext:value-type="float">
            <text:p>183.2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24424" calcext:value-type="float">
            <text:p>183.2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27472" calcext:value-type="float">
            <text:p>183.2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21376" calcext:value-type="float">
            <text:p>183.2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12232" calcext:value-type="float">
            <text:p>183.2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90896" calcext:value-type="float">
            <text:p>183.1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72608" calcext:value-type="float">
            <text:p>183.1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72608" calcext:value-type="float">
            <text:p>183.1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63464" calcext:value-type="float">
            <text:p>183.1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48224" calcext:value-type="float">
            <text:p>183.1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2384" calcext:value-type="float">
            <text:p>183.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9336" calcext:value-type="float">
            <text:p>183.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90312" calcext:value-type="float">
            <text:p>183.0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81168" calcext:value-type="float">
            <text:p>183.0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90312" calcext:value-type="float">
            <text:p>183.0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02504" calcext:value-type="float">
            <text:p>183.1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96408" calcext:value-type="float">
            <text:p>183.0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72024" calcext:value-type="float">
            <text:p>183.0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44592" calcext:value-type="float">
            <text:p>183.0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41544" calcext:value-type="float">
            <text:p>183.0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41544" calcext:value-type="float">
            <text:p>183.0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324" calcext:value-type="float">
            <text:p>183.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29352" calcext:value-type="float">
            <text:p>183.0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08016" calcext:value-type="float">
            <text:p>183.0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92776" calcext:value-type="float">
            <text:p>182.9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08016" calcext:value-type="float">
            <text:p>183.0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08016" calcext:value-type="float">
            <text:p>183.0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08016" calcext:value-type="float">
            <text:p>183.0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1716" calcext:value-type="float">
            <text:p>183.0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04968" calcext:value-type="float">
            <text:p>183.0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83632" calcext:value-type="float">
            <text:p>182.9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8392" calcext:value-type="float">
            <text:p>182.9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77536" calcext:value-type="float">
            <text:p>182.9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92776" calcext:value-type="float">
            <text:p>182.9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08016" calcext:value-type="float">
            <text:p>183.0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83632" calcext:value-type="float">
            <text:p>182.9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62" calcext:value-type="float">
            <text:p>182.9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62" calcext:value-type="float">
            <text:p>182.9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5344" calcext:value-type="float">
            <text:p>182.9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7144" calcext:value-type="float">
            <text:p>182.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8668" calcext:value-type="float">
            <text:p>182.9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08016" calcext:value-type="float">
            <text:p>183.0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95824" calcext:value-type="float">
            <text:p>182.9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5344" calcext:value-type="float">
            <text:p>182.9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44008" calcext:value-type="float">
            <text:p>182.9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62" calcext:value-type="float">
            <text:p>182.9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5344" calcext:value-type="float">
            <text:p>182.9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74488" calcext:value-type="float">
            <text:p>182.9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37912" calcext:value-type="float">
            <text:p>182.9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572" calcext:value-type="float">
            <text:p>182.9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62" calcext:value-type="float">
            <text:p>182.9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14112" calcext:value-type="float">
            <text:p>183.0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8668" calcext:value-type="float">
            <text:p>182.9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7144" calcext:value-type="float">
            <text:p>182.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9248" calcext:value-type="float">
            <text:p>182.9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3152" calcext:value-type="float">
            <text:p>182.9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62" calcext:value-type="float">
            <text:p>182.9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2296" calcext:value-type="float">
            <text:p>182.9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5344" calcext:value-type="float">
            <text:p>182.9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4096" calcext:value-type="float">
            <text:p>182.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31816" calcext:value-type="float">
            <text:p>182.9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62" calcext:value-type="float">
            <text:p>182.9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95824" calcext:value-type="float">
            <text:p>182.9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04968" calcext:value-type="float">
            <text:p>183.0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8668" calcext:value-type="float">
            <text:p>182.9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8392" calcext:value-type="float">
            <text:p>182.9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74488" calcext:value-type="float">
            <text:p>182.9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7144" calcext:value-type="float">
            <text:p>182.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8392" calcext:value-type="float">
            <text:p>182.9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8668" calcext:value-type="float">
            <text:p>182.9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9248" calcext:value-type="float">
            <text:p>182.9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26304" calcext:value-type="float">
            <text:p>183.0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92776" calcext:value-type="float">
            <text:p>182.9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5344" calcext:value-type="float">
            <text:p>182.9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31816" calcext:value-type="float">
            <text:p>182.9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53864" calcext:value-type="float">
            <text:p>182.5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84344" calcext:value-type="float">
            <text:p>182.5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48352" calcext:value-type="float">
            <text:p>182.6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42256" calcext:value-type="float">
            <text:p>182.6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17872" calcext:value-type="float">
            <text:p>182.6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23968" calcext:value-type="float">
            <text:p>182.6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54448" calcext:value-type="float">
            <text:p>182.6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99584" calcext:value-type="float">
            <text:p>182.5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02632" calcext:value-type="float">
            <text:p>182.6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45304" calcext:value-type="float">
            <text:p>182.6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54448" calcext:value-type="float">
            <text:p>182.6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60544" calcext:value-type="float">
            <text:p>182.6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3616" calcext:value-type="float">
            <text:p>182.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78832" calcext:value-type="float">
            <text:p>182.6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03216" calcext:value-type="float">
            <text:p>182.7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1236" calcext:value-type="float">
            <text:p>182.7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9712" calcext:value-type="float">
            <text:p>182.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42256" calcext:value-type="float">
            <text:p>182.6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23968" calcext:value-type="float">
            <text:p>182.6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3616" calcext:value-type="float">
            <text:p>182.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63592" calcext:value-type="float">
            <text:p>182.6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33696" calcext:value-type="float">
            <text:p>182.7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15408" calcext:value-type="float">
            <text:p>182.7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94072" calcext:value-type="float">
            <text:p>182.6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87976" calcext:value-type="float">
            <text:p>182.6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91024" calcext:value-type="float">
            <text:p>182.6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5808" calcext:value-type="float">
            <text:p>182.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45888" calcext:value-type="float">
            <text:p>182.7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48936" calcext:value-type="float">
            <text:p>182.7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24552" calcext:value-type="float">
            <text:p>182.7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30648" calcext:value-type="float">
            <text:p>182.7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09312" calcext:value-type="float">
            <text:p>182.7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06264" calcext:value-type="float">
            <text:p>182.7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21504" calcext:value-type="float">
            <text:p>182.7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30648" calcext:value-type="float">
            <text:p>182.7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48936" calcext:value-type="float">
            <text:p>182.7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61128" calcext:value-type="float">
            <text:p>182.7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21504" calcext:value-type="float">
            <text:p>182.7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18456" calcext:value-type="float">
            <text:p>182.7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45888" calcext:value-type="float">
            <text:p>182.7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94656" calcext:value-type="float">
            <text:p>182.7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55032" calcext:value-type="float">
            <text:p>182.7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45888" calcext:value-type="float">
            <text:p>182.7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64176" calcext:value-type="float">
            <text:p>182.7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21504" calcext:value-type="float">
            <text:p>182.7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9712" calcext:value-type="float">
            <text:p>182.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21504" calcext:value-type="float">
            <text:p>182.7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82464" calcext:value-type="float">
            <text:p>182.7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64176" calcext:value-type="float">
            <text:p>182.7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55032" calcext:value-type="float">
            <text:p>182.7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4284" calcext:value-type="float">
            <text:p>182.7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8856" calcext:value-type="float">
            <text:p>182.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06848" calcext:value-type="float">
            <text:p>182.8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76368" calcext:value-type="float">
            <text:p>182.7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7332" calcext:value-type="float">
            <text:p>182.7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70272" calcext:value-type="float">
            <text:p>182.7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67224" calcext:value-type="float">
            <text:p>182.7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67224" calcext:value-type="float">
            <text:p>182.7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39792" calcext:value-type="float">
            <text:p>182.7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45888" calcext:value-type="float">
            <text:p>182.7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39792" calcext:value-type="float">
            <text:p>182.7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70272" calcext:value-type="float">
            <text:p>182.7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61128" calcext:value-type="float">
            <text:p>182.7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97704" calcext:value-type="float">
            <text:p>182.7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6472" calcext:value-type="float">
            <text:p>182.8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06848" calcext:value-type="float">
            <text:p>182.8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61128" calcext:value-type="float">
            <text:p>182.7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7332" calcext:value-type="float">
            <text:p>182.7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94656" calcext:value-type="float">
            <text:p>182.7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8664" calcext:value-type="float">
            <text:p>182.8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15992" calcext:value-type="float">
            <text:p>182.8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038" calcext:value-type="float">
            <text:p>182.8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7332" calcext:value-type="float">
            <text:p>182.7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8856" calcext:value-type="float">
            <text:p>182.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73904" calcext:value-type="float">
            <text:p>182.8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0376" calcext:value-type="float">
            <text:p>182.8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3424" calcext:value-type="float">
            <text:p>182.8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1904" calcext:value-type="float">
            <text:p>182.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94656" calcext:value-type="float">
            <text:p>182.7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28184" calcext:value-type="float">
            <text:p>182.8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76368" calcext:value-type="float">
            <text:p>182.7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70272" calcext:value-type="float">
            <text:p>182.7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15992" calcext:value-type="float">
            <text:p>182.8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1336" calcext:value-type="float">
            <text:p>182.9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572" calcext:value-type="float">
            <text:p>182.9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572" calcext:value-type="float">
            <text:p>182.9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3048" calcext:value-type="float">
            <text:p>182.8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6472" calcext:value-type="float">
            <text:p>182.8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28184" calcext:value-type="float">
            <text:p>182.8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76952" calcext:value-type="float">
            <text:p>182.8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476" calcext:value-type="float">
            <text:p>182.8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92192" calcext:value-type="float">
            <text:p>182.8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8768" calcext:value-type="float">
            <text:p>182.9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3048" calcext:value-type="float">
            <text:p>182.8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3424" calcext:value-type="float">
            <text:p>182.8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1712" calcext:value-type="float">
            <text:p>182.8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8664" calcext:value-type="float">
            <text:p>182.8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048" calcext:value-type="float">
            <text:p>182.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3152" calcext:value-type="float">
            <text:p>182.9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6576" calcext:value-type="float">
            <text:p>182.9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2672" calcext:value-type="float">
            <text:p>182.9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2672" calcext:value-type="float">
            <text:p>182.9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3152" calcext:value-type="float">
            <text:p>182.9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572" calcext:value-type="float">
            <text:p>182.9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9524" calcext:value-type="float">
            <text:p>182.8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476" calcext:value-type="float">
            <text:p>182.8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3424" calcext:value-type="float">
            <text:p>182.8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" calcext:value-type="float">
            <text:p>182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9248" calcext:value-type="float">
            <text:p>182.9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6576" calcext:value-type="float">
            <text:p>182.9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572" calcext:value-type="float">
            <text:p>182.9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8392" calcext:value-type="float">
            <text:p>182.9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572" calcext:value-type="float">
            <text:p>182.9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6096" calcext:value-type="float">
            <text:p>182.8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9524" calcext:value-type="float">
            <text:p>182.8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89728" calcext:value-type="float">
            <text:p>182.9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29352" calcext:value-type="float">
            <text:p>183.0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92776" calcext:value-type="float">
            <text:p>182.9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23256" calcext:value-type="float">
            <text:p>183.0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35448" calcext:value-type="float">
            <text:p>183.0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04968" calcext:value-type="float">
            <text:p>183.0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95824" calcext:value-type="float">
            <text:p>182.9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95824" calcext:value-type="float">
            <text:p>182.9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95824" calcext:value-type="float">
            <text:p>182.9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5344" calcext:value-type="float">
            <text:p>182.9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2296" calcext:value-type="float">
            <text:p>182.9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4096" calcext:value-type="float">
            <text:p>182.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572" calcext:value-type="float">
            <text:p>182.9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1336" calcext:value-type="float">
            <text:p>182.9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8768" calcext:value-type="float">
            <text:p>182.9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77536" calcext:value-type="float">
            <text:p>182.9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74488" calcext:value-type="float">
            <text:p>182.9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62" calcext:value-type="float">
            <text:p>182.9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34864" calcext:value-type="float">
            <text:p>182.9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34864" calcext:value-type="float">
            <text:p>182.9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048" calcext:value-type="float">
            <text:p>182.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572" calcext:value-type="float">
            <text:p>182.9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04968" calcext:value-type="float">
            <text:p>183.0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89728" calcext:value-type="float">
            <text:p>182.9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3152" calcext:value-type="float">
            <text:p>182.9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37912" calcext:value-type="float">
            <text:p>182.9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6576" calcext:value-type="float">
            <text:p>182.9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2296" calcext:value-type="float">
            <text:p>182.9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4096" calcext:value-type="float">
            <text:p>182.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37912" calcext:value-type="float">
            <text:p>182.9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6576" calcext:value-type="float">
            <text:p>182.9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8768" calcext:value-type="float">
            <text:p>182.9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8768" calcext:value-type="float">
            <text:p>182.9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4384" calcext:value-type="float">
            <text:p>182.9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7432" calcext:value-type="float">
            <text:p>182.9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6576" calcext:value-type="float">
            <text:p>182.9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73904" calcext:value-type="float">
            <text:p>182.8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7808" calcext:value-type="float">
            <text:p>182.8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34864" calcext:value-type="float">
            <text:p>182.9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9524" calcext:value-type="float">
            <text:p>182.8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70856" calcext:value-type="float">
            <text:p>182.8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9144" calcext:value-type="float">
            <text:p>182.8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98288" calcext:value-type="float">
            <text:p>182.8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6472" calcext:value-type="float">
            <text:p>182.8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6472" calcext:value-type="float">
            <text:p>182.8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24352" calcext:value-type="float">
            <text:p>181.1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06064" calcext:value-type="float">
            <text:p>181.1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8168" calcext:value-type="float">
            <text:p>181.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84728" calcext:value-type="float">
            <text:p>181.0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45104" calcext:value-type="float">
            <text:p>181.0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54248" calcext:value-type="float">
            <text:p>181.0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72536" calcext:value-type="float">
            <text:p>181.0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78632" calcext:value-type="float">
            <text:p>181.0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39008" calcext:value-type="float">
            <text:p>181.0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9864" calcext:value-type="float">
            <text:p>181.0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3768" calcext:value-type="float">
            <text:p>181.0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08528" calcext:value-type="float">
            <text:p>181.0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02432" calcext:value-type="float">
            <text:p>181.0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96336" calcext:value-type="float">
            <text:p>180.9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0548" calcext:value-type="float">
            <text:p>181.0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14624" calcext:value-type="float">
            <text:p>181.0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17672" calcext:value-type="float">
            <text:p>181.0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512" calcext:value-type="float">
            <text:p>181.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512" calcext:value-type="float">
            <text:p>181.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42056" calcext:value-type="float">
            <text:p>181.0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45104" calcext:value-type="float">
            <text:p>181.0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69488" calcext:value-type="float">
            <text:p>181.0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3596" calcext:value-type="float">
            <text:p>181.0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11576" calcext:value-type="float">
            <text:p>181.0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072" calcext:value-type="float">
            <text:p>181.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02432" calcext:value-type="float">
            <text:p>181.0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5976" calcext:value-type="float">
            <text:p>180.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41472" calcext:value-type="float">
            <text:p>180.9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50616" calcext:value-type="float">
            <text:p>180.9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4452" calcext:value-type="float">
            <text:p>180.9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20136" calcext:value-type="float">
            <text:p>180.9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89656" calcext:value-type="float">
            <text:p>180.8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89656" calcext:value-type="float">
            <text:p>180.8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89656" calcext:value-type="float">
            <text:p>180.8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53664" calcext:value-type="float">
            <text:p>180.9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50616" calcext:value-type="float">
            <text:p>180.9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56712" calcext:value-type="float">
            <text:p>180.9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41472" calcext:value-type="float">
            <text:p>180.9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50616" calcext:value-type="float">
            <text:p>180.9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988" calcext:value-type="float">
            <text:p>180.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8356" calcext:value-type="float">
            <text:p>180.8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6832" calcext:value-type="float">
            <text:p>180.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5308" calcext:value-type="float">
            <text:p>180.8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50032" calcext:value-type="float">
            <text:p>180.8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50032" calcext:value-type="float">
            <text:p>180.8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43936" calcext:value-type="float">
            <text:p>180.8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40888" calcext:value-type="float">
            <text:p>180.8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3784" calcext:value-type="float">
            <text:p>180.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80512" calcext:value-type="float">
            <text:p>180.8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74416" calcext:value-type="float">
            <text:p>180.8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6832" calcext:value-type="float">
            <text:p>180.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50032" calcext:value-type="float">
            <text:p>180.8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36744" calcext:value-type="float">
            <text:p>182.7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18456" calcext:value-type="float">
            <text:p>182.7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09312" calcext:value-type="float">
            <text:p>182.7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00168" calcext:value-type="float">
            <text:p>182.7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54448" calcext:value-type="float">
            <text:p>182.6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63592" calcext:value-type="float">
            <text:p>182.6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24552" calcext:value-type="float">
            <text:p>182.7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94072" calcext:value-type="float">
            <text:p>182.6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75784" calcext:value-type="float">
            <text:p>182.6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8188" calcext:value-type="float">
            <text:p>182.6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91024" calcext:value-type="float">
            <text:p>182.6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87976" calcext:value-type="float">
            <text:p>182.6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75784" calcext:value-type="float">
            <text:p>182.6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39208" calcext:value-type="float">
            <text:p>182.6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23968" calcext:value-type="float">
            <text:p>182.6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14824" calcext:value-type="float">
            <text:p>182.6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0568" calcext:value-type="float">
            <text:p>182.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99584" calcext:value-type="float">
            <text:p>182.5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99584" calcext:value-type="float">
            <text:p>182.5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93488" calcext:value-type="float">
            <text:p>182.5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84344" calcext:value-type="float">
            <text:p>182.5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9044" calcext:value-type="float">
            <text:p>182.5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87392" calcext:value-type="float">
            <text:p>182.5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78248" calcext:value-type="float">
            <text:p>182.5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78248" calcext:value-type="float">
            <text:p>182.5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84344" calcext:value-type="float">
            <text:p>182.5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93488" calcext:value-type="float">
            <text:p>182.5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63008" calcext:value-type="float">
            <text:p>182.5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38624" calcext:value-type="float">
            <text:p>182.5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23384" calcext:value-type="float">
            <text:p>182.5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1424" calcext:value-type="float">
            <text:p>182.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95952" calcext:value-type="float">
            <text:p>182.4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8376" calcext:value-type="float">
            <text:p>182.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86808" calcext:value-type="float">
            <text:p>182.4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74616" calcext:value-type="float">
            <text:p>182.4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71568" calcext:value-type="float">
            <text:p>182.4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74616" calcext:value-type="float">
            <text:p>182.4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71568" calcext:value-type="float">
            <text:p>182.4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59376" calcext:value-type="float">
            <text:p>182.4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50232" calcext:value-type="float">
            <text:p>182.4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59376" calcext:value-type="float">
            <text:p>182.4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56328" calcext:value-type="float">
            <text:p>182.4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16704" calcext:value-type="float">
            <text:p>182.4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10608" calcext:value-type="float">
            <text:p>182.4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0756" calcext:value-type="float">
            <text:p>182.4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13656" calcext:value-type="float">
            <text:p>182.4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01464" calcext:value-type="float">
            <text:p>182.4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89272" calcext:value-type="float">
            <text:p>182.3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01464" calcext:value-type="float">
            <text:p>182.4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95368" calcext:value-type="float">
            <text:p>182.3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80128" calcext:value-type="float">
            <text:p>182.3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64888" calcext:value-type="float">
            <text:p>182.3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58792" calcext:value-type="float">
            <text:p>182.3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58792" calcext:value-type="float">
            <text:p>182.3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6184" calcext:value-type="float">
            <text:p>182.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52696" calcext:value-type="float">
            <text:p>182.3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49648" calcext:value-type="float">
            <text:p>182.3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34408" calcext:value-type="float">
            <text:p>182.3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06976" calcext:value-type="float">
            <text:p>182.3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8564" calcext:value-type="float">
            <text:p>182.2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49064" calcext:value-type="float">
            <text:p>182.2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36872" calcext:value-type="float">
            <text:p>182.2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704" calcext:value-type="float">
            <text:p>182.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5516" calcext:value-type="float">
            <text:p>182.2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49064" calcext:value-type="float">
            <text:p>182.2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5516" calcext:value-type="float">
            <text:p>182.2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61256" calcext:value-type="float">
            <text:p>182.2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42968" calcext:value-type="float">
            <text:p>182.2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61256" calcext:value-type="float">
            <text:p>182.2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97832" calcext:value-type="float">
            <text:p>182.2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8564" calcext:value-type="float">
            <text:p>182.2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19168" calcext:value-type="float">
            <text:p>182.3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8564" calcext:value-type="float">
            <text:p>182.2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8564" calcext:value-type="float">
            <text:p>182.2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22216" calcext:value-type="float">
            <text:p>182.3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25264" calcext:value-type="float">
            <text:p>182.3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55744" calcext:value-type="float">
            <text:p>182.3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74032" calcext:value-type="float">
            <text:p>182.3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3136" calcext:value-type="float">
            <text:p>182.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52696" calcext:value-type="float">
            <text:p>182.3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80128" calcext:value-type="float">
            <text:p>182.3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03928" calcext:value-type="float">
            <text:p>182.3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70984" calcext:value-type="float">
            <text:p>182.3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466" calcext:value-type="float">
            <text:p>182.3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58792" calcext:value-type="float">
            <text:p>182.3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13072" calcext:value-type="float">
            <text:p>182.3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82592" calcext:value-type="float">
            <text:p>182.2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88688" calcext:value-type="float">
            <text:p>182.2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19168" calcext:value-type="float">
            <text:p>182.3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43552" calcext:value-type="float">
            <text:p>182.3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22216" calcext:value-type="float">
            <text:p>182.3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7708" calcext:value-type="float">
            <text:p>182.3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73448" calcext:value-type="float">
            <text:p>182.2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13072" calcext:value-type="float">
            <text:p>182.3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79544" calcext:value-type="float">
            <text:p>182.2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3136" calcext:value-type="float">
            <text:p>182.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83176" calcext:value-type="float">
            <text:p>182.3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52696" calcext:value-type="float">
            <text:p>182.3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703</text:p>
          </table:table-cell>
          <table:table-cell office:value-type="string" calcext:value-type="string">
            <text:p>198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" calcext:value-type="float">
            <text:p>175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72" meta:object-count="0"/>
    <meta:user-defined meta:name="AppVersion">3.0</meta:user-defined>
  </office:meta>
</office:document-meta>
</file>